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{company_name}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{object_options_dest}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{object_options_consig1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>{object_options_consig2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{object_options_tot_cajas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{object_options_linea_gen_1}:</text:p>
          </table:table-cell>
          <table:covered-table-cell/>
          <table:table-cell table:style-name="Tabla1.C5" table:number-columns-spanned="2" office:value-type="string">
            <text:p text:style-name="P8">{object_options_can_av_prov1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{object_options_linea_gen_2}:</text:p>
          </table:table-cell>
          <table:covered-table-cell/>
          <table:table-cell table:style-name="Tabla1.C5" table:number-columns-spanned="2" office:value-type="string">
            <text:p text:style-name="P8">{object_options_can_av_prov2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{object_options_linea_gen_3}:</text:p>
          </table:table-cell>
          <table:covered-table-cell/>
          <table:table-cell table:style-name="Tabla1.C5" table:number-columns-spanned="2" office:value-type="string">
            <text:p text:style-name="P8">{object_options_can_av_prov3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{object_options_linea_gen_4}:</text:p>
          </table:table-cell>
          <table:covered-table-cell/>
          <table:table-cell table:style-name="Tabla1.C5" table:number-columns-spanned="2" office:value-type="string">
            <text:p text:style-name="P8">{object_options_can_av_prov4}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{object_options_linea_gen_5}:</text:p>
          </table:table-cell>
          <table:covered-table-cell/>
          <table:table-cell table:style-name="Tabla1.C5" table:number-columns-spanned="2" office:value-type="string">
            <text:p text:style-name="P8">{object_options_can_av_prov5}</text:p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{object_date_delivery_planed}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>{object_options_hora_lleg}</text:p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8:55:20.61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